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3.699999999999996">
            <text:p>-53.699999999999996</text:p>
          </table:table-cell>
          <table:table-cell office:value-type="float" office:value="13.100000000000001">
            <text:p>13.100000000000001</text:p>
          </table:table-cell>
          <table:table-cell office:value-type="float" office:value="13.100000000000001">
            <text:p>13.100000000000001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27">
            <text:p>-69.27</text:p>
          </table:table-cell>
          <table:table-cell office:value-type="float" office:value="6.150000000000006">
            <text:p>6.150000000000006</text:p>
          </table:table-cell>
          <table:table-cell office:value-type="float" office:value="6.150000000000006">
            <text:p>6.15000000000000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59">
            <text:p>-60.59</text:p>
          </table:table-cell>
          <table:table-cell office:value-type="float" office:value="8.030000000000015">
            <text:p>8.030000000000015</text:p>
          </table:table-cell>
          <table:table-cell office:value-type="float" office:value="8.030000000000015">
            <text:p>8.03000000000001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38000000000001">
            <text:p>-73.38000000000001</text:p>
          </table:table-cell>
          <table:table-cell office:value-type="float" office:value="7.900000000000006">
            <text:p>7.900000000000006</text:p>
          </table:table-cell>
          <table:table-cell office:value-type="float" office:value="7.900000000000006">
            <text:p>7.90000000000000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13">
            <text:p>-73.13</text:p>
          </table:table-cell>
          <table:table-cell office:value-type="float" office:value="7.010000000000005">
            <text:p>7.010000000000005</text:p>
          </table:table-cell>
          <table:table-cell office:value-type="float" office:value="7.010000000000005">
            <text:p>7.01000000000000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8">
            <text:p>-92.8</text:p>
          </table:table-cell>
          <table:table-cell office:value-type="float" office:value="7.800000000000011">
            <text:p>7.800000000000011</text:p>
          </table:table-cell>
          <table:table-cell office:value-type="float" office:value="7.800000000000011">
            <text:p>7.80000000000001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75">
            <text:p>-99.75</text:p>
          </table:table-cell>
          <table:table-cell office:value-type="float" office:value="8.150000000000006">
            <text:p>8.150000000000006</text:p>
          </table:table-cell>
          <table:table-cell office:value-type="float" office:value="8.150000000000006">
            <text:p>8.15000000000000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99">
            <text:p>-66.99</text:p>
          </table:table-cell>
          <table:table-cell office:value-type="float" office:value="6.590000000000003">
            <text:p>6.590000000000003</text:p>
          </table:table-cell>
          <table:table-cell office:value-type="float" office:value="6.590000000000003">
            <text:p>6.590000000000003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22">
            <text:p>-85.22</text:p>
          </table:table-cell>
          <table:table-cell office:value-type="float" office:value="8.900000000000006">
            <text:p>8.900000000000006</text:p>
          </table:table-cell>
          <table:table-cell office:value-type="float" office:value="8.900000000000006">
            <text:p>8.90000000000000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46">
            <text:p>-77.46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7">
            <text:p>-67.7</text:p>
          </table:table-cell>
          <table:table-cell office:value-type="float" office:value="8.900000000000006">
            <text:p>8.900000000000006</text:p>
          </table:table-cell>
          <table:table-cell office:value-type="float" office:value="8.900000000000006">
            <text:p>8.9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8">
            <text:p>-39.8</text:p>
          </table:table-cell>
          <table:table-cell office:value-type="float" office:value="7.200000000000003">
            <text:p>7.200000000000003</text:p>
          </table:table-cell>
          <table:table-cell office:value-type="float" office:value="7.200000000000003">
            <text:p>7.20000000000000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99999999999999">
            <text:p>-51.99999999999999</text:p>
          </table:table-cell>
          <table:table-cell office:value-type="float" office:value="8.800000000000004">
            <text:p>8.800000000000004</text:p>
          </table:table-cell>
          <table:table-cell office:value-type="float" office:value="8.800000000000004">
            <text:p>8.8000000000000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8.5">
            <text:p>-38.5</text:p>
          </table:table-cell>
          <table:table-cell office:value-type="float" office:value="7.299999999999997">
            <text:p>7.299999999999997</text:p>
          </table:table-cell>
          <table:table-cell office:value-type="float" office:value="7.299999999999997">
            <text:p>7.29999999999999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.2">
            <text:p>-52.2</text:p>
          </table:table-cell>
          <table:table-cell office:value-type="float" office:value="12.200000000000003">
            <text:p>12.200000000000003</text:p>
          </table:table-cell>
          <table:table-cell office:value-type="float" office:value="12.200000000000003">
            <text:p>12.200000000000003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6.39999999999999">
            <text:p>-46.39999999999999</text:p>
          </table:table-cell>
          <table:table-cell office:value-type="float" office:value="9.400000000000006">
            <text:p>9.400000000000006</text:p>
          </table:table-cell>
          <table:table-cell office:value-type="float" office:value="9.400000000000006">
            <text:p>9.4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8.400000000000006">
            <text:p>8.400000000000006</text:p>
          </table:table-cell>
          <table:table-cell office:value-type="float" office:value="8.400000000000006">
            <text:p>8.40000000000000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3.699999999999996">
            <text:p>-43.699999999999996</text:p>
          </table:table-cell>
          <table:table-cell office:value-type="float" office:value="9.300000000000004">
            <text:p>9.300000000000004</text:p>
          </table:table-cell>
          <table:table-cell office:value-type="float" office:value="9.300000000000004">
            <text:p>9.3000000000000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3">
            <text:p>-75.3</text:p>
          </table:table-cell>
          <table:table-cell office:value-type="float" office:value="10.100000000000009">
            <text:p>10.100000000000009</text:p>
          </table:table-cell>
          <table:table-cell office:value-type="float" office:value="10.100000000000009">
            <text:p>10.100000000000009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38">
            <text:p>-74.38</text:p>
          </table:table-cell>
          <table:table-cell office:value-type="float" office:value="6.6200000000000045">
            <text:p>6.6200000000000045</text:p>
          </table:table-cell>
          <table:table-cell office:value-type="float" office:value="6.6200000000000045">
            <text:p>6.620000000000004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2.46000000000001">
            <text:p>-72.46000000000001</text:p>
          </table:table-cell>
          <table:table-cell office:value-type="float" office:value="7.140000000000001">
            <text:p>7.140000000000001</text:p>
          </table:table-cell>
          <table:table-cell office:value-type="float" office:value="7.140000000000001">
            <text:p>7.14000000000000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7">
            <text:p>-51.7</text:p>
          </table:table-cell>
          <table:table-cell office:value-type="float" office:value="7.900000000000006">
            <text:p>7.900000000000006</text:p>
          </table:table-cell>
          <table:table-cell office:value-type="float" office:value="7.900000000000006">
            <text:p>7.900000000000006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839999999999996">
            <text:p>-62.839999999999996</text:p>
          </table:table-cell>
          <table:table-cell office:value-type="float" office:value="8.760000000000012">
            <text:p>8.760000000000012</text:p>
          </table:table-cell>
          <table:table-cell office:value-type="float" office:value="8.760000000000012">
            <text:p>8.76000000000001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53">
            <text:p>-65.53</text:p>
          </table:table-cell>
          <table:table-cell office:value-type="float" office:value="5.930000000000007">
            <text:p>5.930000000000007</text:p>
          </table:table-cell>
          <table:table-cell office:value-type="float" office:value="5.930000000000007">
            <text:p>5.93000000000000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0">
            <text:p>-62.0</text:p>
          </table:table-cell>
          <table:table-cell office:value-type="float" office:value="10.200000000000003">
            <text:p>10.200000000000003</text:p>
          </table:table-cell>
          <table:table-cell office:value-type="float" office:value="10.200000000000003">
            <text:p>10.200000000000003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099999999999994">
            <text:p>-62.099999999999994</text:p>
          </table:table-cell>
          <table:table-cell office:value-type="float" office:value="11.900000000000006">
            <text:p>11.900000000000006</text:p>
          </table:table-cell>
          <table:table-cell office:value-type="float" office:value="11.900000000000006">
            <text:p>11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099999999999994">
            <text:p>-50.099999999999994</text:p>
          </table:table-cell>
          <table:table-cell office:value-type="float" office:value="10.900000000000006">
            <text:p>10.900000000000006</text:p>
          </table:table-cell>
          <table:table-cell office:value-type="float" office:value="10.900000000000006">
            <text:p>10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7">
            <text:p>-68.7</text:p>
          </table:table-cell>
          <table:table-cell office:value-type="float" office:value="8.900000000000006">
            <text:p>8.900000000000006</text:p>
          </table:table-cell>
          <table:table-cell office:value-type="float" office:value="8.900000000000006">
            <text:p>8.90000000000000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16">
            <text:p>-78.16</text:p>
          </table:table-cell>
          <table:table-cell office:value-type="float" office:value="7.599999999999994">
            <text:p>7.599999999999994</text:p>
          </table:table-cell>
          <table:table-cell office:value-type="float" office:value="7.599999999999994">
            <text:p>7.59999999999999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11">
            <text:p>-84.11</text:p>
          </table:table-cell>
          <table:table-cell office:value-type="float" office:value="8.710000000000008">
            <text:p>8.710000000000008</text:p>
          </table:table-cell>
          <table:table-cell office:value-type="float" office:value="8.710000000000008">
            <text:p>8.71000000000000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48">
            <text:p>-62.48</text:p>
          </table:table-cell>
          <table:table-cell office:value-type="float" office:value="5.920000000000009">
            <text:p>5.920000000000009</text:p>
          </table:table-cell>
          <table:table-cell office:value-type="float" office:value="5.920000000000009">
            <text:p>5.92000000000000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769999999999996">
            <text:p>-54.769999999999996</text:p>
          </table:table-cell>
          <table:table-cell office:value-type="float" office:value="6.290000000000006">
            <text:p>6.290000000000006</text:p>
          </table:table-cell>
          <table:table-cell office:value-type="float" office:value="6.290000000000006">
            <text:p>6.29000000000000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44">
            <text:p>-54.44</text:p>
          </table:table-cell>
          <table:table-cell office:value-type="float" office:value="6.439999999999998">
            <text:p>6.439999999999998</text:p>
          </table:table-cell>
          <table:table-cell office:value-type="float" office:value="6.439999999999998">
            <text:p>6.43999999999999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63">
            <text:p>-83.63</text:p>
          </table:table-cell>
          <table:table-cell office:value-type="float" office:value="7.650000000000006">
            <text:p>7.650000000000006</text:p>
          </table:table-cell>
          <table:table-cell office:value-type="float" office:value="7.650000000000006">
            <text:p>7.650000000000006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63">
            <text:p>-47.63</text:p>
          </table:table-cell>
          <table:table-cell office:value-type="float" office:value="8.150000000000013">
            <text:p>8.150000000000013</text:p>
          </table:table-cell>
          <table:table-cell office:value-type="float" office:value="8.150000000000013">
            <text:p>8.150000000000013</text:p>
          </table:table-cell>
          <table:table-cell office:value-type="string" office:value="OmuraEtal2000,SasakiEtal2004">
            <text:p>OmuraEtal2000,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01999999999998">
            <text:p>-98.01999999999998</text:p>
          </table:table-cell>
          <table:table-cell office:value-type="float" office:value="8.460000000000008">
            <text:p>8.460000000000008</text:p>
          </table:table-cell>
          <table:table-cell office:value-type="float" office:value="8.460000000000008">
            <text:p>8.460000000000008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42000000000002">
            <text:p>-70.42000000000002</text:p>
          </table:table-cell>
          <table:table-cell office:value-type="float" office:value="9.02000000000001">
            <text:p>9.02000000000001</text:p>
          </table:table-cell>
          <table:table-cell office:value-type="float" office:value="9.02000000000001">
            <text:p>9.0200000000000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459999999999994">
            <text:p>-50.459999999999994</text:p>
          </table:table-cell>
          <table:table-cell office:value-type="float" office:value="10.180000000000007">
            <text:p>10.180000000000007</text:p>
          </table:table-cell>
          <table:table-cell office:value-type="float" office:value="10.180000000000007">
            <text:p>10.180000000000007</text:p>
          </table:table-cell>
          <table:table-cell office:value-type="string" office:value="SasakiEtal2004,OmuraEtal2000">
            <text:p>SasakiEtal2004,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9">
            <text:p>-76.9</text:p>
          </table:table-cell>
          <table:table-cell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string" office:value="OmuraEtal2000,KonishiEtal1974">
            <text:p>OmuraEtal2000,KonishiEtal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